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4" table:default-cell-style-name="ce2"/>
        <table:table-row table:style-name="ro1">
          <table:table-cell office:value-type="string">
            <text:p>BR_M0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8964519999988">
            <text:p>17.8964520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227183999788">
            <text:p>42.6227184</text:p>
          </table:table-cell>
          <table:table-cell office:value-type="float" office:value="1396.644">
            <text:p>1396.644</text:p>
          </table:table-cell>
        </table:table-row>
        <table:table-row table:style-name="ro1">
          <table:table-cell office:value-type="string">
            <text:p>BR_M0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9003184000118">
            <text:p>17.900318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076667999996">
            <text:p>42.6076668</text:p>
          </table:table-cell>
          <table:table-cell office:value-type="float" office:value="1400.613">
            <text:p>1400.613</text:p>
          </table:table-cell>
        </table:table-row>
        <table:table-row table:style-name="ro1">
          <table:table-cell office:value-type="string">
            <text:p>BR_M0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49683999951">
            <text:p>17.754968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5568000096">
            <text:p>42.5915568</text:p>
          </table:table-cell>
          <table:table-cell office:value-type="float" office:value="1396.646">
            <text:p>1396.646</text:p>
          </table:table-cell>
        </table:table-row>
        <table:table-row table:style-name="ro1">
          <table:table-cell office:value-type="string">
            <text:p>BR_M0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49576000069">
            <text:p>17.7549576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763395999911">
            <text:p>42.5763396</text:p>
          </table:table-cell>
          <table:table-cell office:value-type="float" office:value="1400.61">
            <text:p>1400.610</text:p>
          </table:table-cell>
        </table:table-row>
        <table:table-row table:style-name="ro1">
          <table:table-cell office:value-type="string">
            <text:p>BR_M0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419324000126">
            <text:p>18.141932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188799999819">
            <text:p>42.5188800</text:p>
          </table:table-cell>
          <table:table-cell office:value-type="float" office:value="1396.647">
            <text:p>1396.647</text:p>
          </table:table-cell>
        </table:table-row>
        <table:table-row table:style-name="ro1">
          <table:table-cell office:value-type="string">
            <text:p>BR_M0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384079999896">
            <text:p>18.1384080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045340000099">
            <text:p>42.5045340</text:p>
          </table:table-cell>
          <table:table-cell office:value-type="float" office:value="1400.612">
            <text:p>1400.612</text:p>
          </table:table-cell>
        </table:table-row>
        <table:table-row table:style-name="ro1">
          <table:table-cell office:value-type="string">
            <text:p>BR_M0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143771999974">
            <text:p>18.0143772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001751999809">
            <text:p>42.6001752</text:p>
          </table:table-cell>
          <table:table-cell office:value-type="float" office:value="1396.638">
            <text:p>1396.638</text:p>
          </table:table-cell>
        </table:table-row>
        <table:table-row table:style-name="ro1">
          <table:table-cell office:value-type="string">
            <text:p>BR_M07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068496000013">
            <text:p>18.0068496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886840000021">
            <text:p>42.5886840</text:p>
          </table:table-cell>
          <table:table-cell office:value-type="float" office:value="1400.619">
            <text:p>1400.619</text:p>
          </table:table-cell>
        </table:table-row>
        <table:table-row table:style-name="ro1">
          <table:table-cell office:value-type="string">
            <text:p>BR_M0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934023999985">
            <text:p>18.293402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2486604000187">
            <text:p>42.2486604</text:p>
          </table:table-cell>
          <table:table-cell office:value-type="float" office:value="1396.641">
            <text:p>1396.641</text:p>
          </table:table-cell>
        </table:table-row>
        <table:table-row table:style-name="ro1">
          <table:table-cell office:value-type="string">
            <text:p>BR_M0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842907999992">
            <text:p>18.2842908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2402759999773">
            <text:p>42.2402760</text:p>
          </table:table-cell>
          <table:table-cell office:value-type="float" office:value="1400.614">
            <text:p>1400.614</text:p>
          </table:table-cell>
        </table:table-row>
        <table:table-row table:style-name="ro1">
          <table:table-cell office:value-type="string">
            <text:p>BR_M1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275044000073">
            <text:p>18.227504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4120895999965">
            <text:p>42.4120896</text:p>
          </table:table-cell>
          <table:table-cell office:value-type="float" office:value="1396.644">
            <text:p>1396.644</text:p>
          </table:table-cell>
        </table:table-row>
        <table:table-row table:style-name="ro1">
          <table:table-cell office:value-type="string">
            <text:p>BR_M1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16585600012">
            <text:p>18.2165856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4069560000066">
            <text:p>42.4069560</text:p>
          </table:table-cell>
          <table:table-cell office:value-type="float" office:value="1400.606">
            <text:p>1400.6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R_M0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7288316000019">
            <text:p>28.7288316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2117308000043">
            <text:p>17.2117308</text:p>
          </table:table-cell>
          <table:table-cell office:value-type="float" office:value="1544.665">
            <text:p>1544.665</text:p>
          </table:table-cell>
        </table:table-row>
        <table:table-row table:style-name="ro1">
          <table:table-cell office:value-type="string">
            <text:p>LR_M0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7187228000096">
            <text:p>28.7187228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2165367999799">
            <text:p>17.2165368</text:p>
          </table:table-cell>
          <table:table-cell office:value-type="float" office:value="1548.617">
            <text:p>1548.617</text:p>
          </table:table-cell>
        </table:table-row>
        <table:table-row table:style-name="ro1">
          <table:table-cell office:value-type="string">
            <text:p>LR_M0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8102167999955">
            <text:p>28.8102168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36356080002">
            <text:p>17.3635608</text:p>
          </table:table-cell>
          <table:table-cell office:value-type="float" office:value="1544.665">
            <text:p>1544.665</text:p>
          </table:table-cell>
        </table:table-row>
        <table:table-row table:style-name="ro1">
          <table:table-cell office:value-type="string">
            <text:p>LR_M0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8023616000106">
            <text:p>28.8023616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3733240000092">
            <text:p>17.3733240</text:p>
          </table:table-cell>
          <table:table-cell office:value-type="float" office:value="1548.618">
            <text:p>1548.618</text:p>
          </table:table-cell>
        </table:table-row>
        <table:table-row table:style-name="ro1">
          <table:table-cell office:value-type="string">
            <text:p>LR_M0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4989752000018">
            <text:p>28.4989752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577228000002">
            <text:p>17.0577228</text:p>
          </table:table-cell>
          <table:table-cell office:value-type="float" office:value="1544.67">
            <text:p>1544.670</text:p>
          </table:table-cell>
        </table:table-row>
        <table:table-row table:style-name="ro1">
          <table:table-cell office:value-type="string">
            <text:p>LR_M0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4939460000078">
            <text:p>28.493946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7020760001">
            <text:p>17.0702076</text:p>
          </table:table-cell>
          <table:table-cell office:value-type="float" office:value="1548.624">
            <text:p>1548.624</text:p>
          </table:table-cell>
        </table:table-row>
        <table:table-row table:style-name="ro1">
          <table:table-cell office:value-type="string">
            <text:p>LR_M0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6334891999917">
            <text:p>28.6334892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19290000004">
            <text:p>17.1192900</text:p>
          </table:table-cell>
          <table:table-cell office:value-type="float" office:value="1544.681">
            <text:p>1544.681</text:p>
          </table:table-cell>
        </table:table-row>
        <table:table-row table:style-name="ro1">
          <table:table-cell office:value-type="string">
            <text:p>LR_M07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6313219999914">
            <text:p>28.631322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333660000175">
            <text:p>17.1333660</text:p>
          </table:table-cell>
          <table:table-cell office:value-type="float" office:value="1548.629">
            <text:p>1548.629</text:p>
          </table:table-cell>
        </table:table-row>
        <table:table-row table:style-name="ro1">
          <table:table-cell office:value-type="string">
            <text:p>LR_M0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2434724000029">
            <text:p>28.2434724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065820000013">
            <text:p>17.1065820</text:p>
          </table:table-cell>
          <table:table-cell office:value-type="float" office:value="1544.682">
            <text:p>1544.682</text:p>
          </table:table-cell>
        </table:table-row>
        <table:table-row table:style-name="ro1">
          <table:table-cell office:value-type="string">
            <text:p>LR_M0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2452040000055">
            <text:p>28.245204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21133200003">
            <text:p>17.1211332</text:p>
          </table:table-cell>
          <table:table-cell office:value-type="float" office:value="1548.64">
            <text:p>1548.640</text:p>
          </table:table-cell>
        </table:table-row>
        <table:table-row table:style-name="ro1">
          <table:table-cell office:value-type="string">
            <text:p>LR_M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80535199999">
            <text:p>28.3805352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54025600014">
            <text:p>17.0540256</text:p>
          </table:table-cell>
          <table:table-cell office:value-type="float" office:value="1544.679">
            <text:p>1544.679</text:p>
          </table:table-cell>
        </table:table-row>
        <table:table-row table:style-name="ro1">
          <table:table-cell office:value-type="string">
            <text:p>LR_M1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852763999948">
            <text:p>28.3852764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660639999869">
            <text:p>17.0660640</text:p>
          </table:table-cell>
          <table:table-cell office:value-type="float" office:value="1548.626">
            <text:p>1548.6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D_M0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1687220000103">
            <text:p>22.168722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178767200016">
            <text:p>40.1787672</text:p>
          </table:table-cell>
          <table:table-cell office:value-type="float" office:value="1589.239">
            <text:p>1589.239</text:p>
          </table:table-cell>
        </table:table-row>
        <table:table-row table:style-name="ro1">
          <table:table-cell office:value-type="string">
            <text:p>MD_M0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2430619999966">
            <text:p>22.243062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144801199981">
            <text:p>40.1448012</text:p>
          </table:table-cell>
          <table:table-cell office:value-type="float" office:value="1589.138">
            <text:p>1589.138</text:p>
          </table:table-cell>
        </table:table-row>
        <table:table-row table:style-name="ro1">
          <table:table-cell office:value-type="string">
            <text:p>MD_M0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391115599994">
            <text:p>22.391115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0444511999785">
            <text:p>40.0444512</text:p>
          </table:table-cell>
          <table:table-cell office:value-type="float" office:value="1589.244">
            <text:p>1589.244</text:p>
          </table:table-cell>
        </table:table-row>
        <table:table-row table:style-name="ro1">
          <table:table-cell office:value-type="string">
            <text:p>MD_M0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4548788000004">
            <text:p>22.4548788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9839892000023">
            <text:p>39.9839892</text:p>
          </table:table-cell>
          <table:table-cell office:value-type="float" office:value="1589.144">
            <text:p>1589.144</text:p>
          </table:table-cell>
        </table:table-row>
        <table:table-row table:style-name="ro1">
          <table:table-cell office:value-type="string">
            <text:p>MD_M05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5750792000082">
            <text:p>22.5750792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8340023999856">
            <text:p>39.8340024</text:p>
          </table:table-cell>
          <table:table-cell office:value-type="float" office:value="1589.24">
            <text:p>1589.240</text:p>
          </table:table-cell>
        </table:table-row>
        <table:table-row table:style-name="ro1">
          <table:table-cell office:value-type="string">
            <text:p>MD_M06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6227972000044">
            <text:p>22.6227972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7529124000164">
            <text:p>39.7529124</text:p>
          </table:table-cell>
          <table:table-cell office:value-type="float" office:value="1589.139">
            <text:p>1589.139</text:p>
          </table:table-cell>
        </table:table-row>
        <table:table-row table:style-name="ro1">
          <table:table-cell office:value-type="string">
            <text:p>MD_M07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029439999978">
            <text:p>22.702944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5636820000141">
            <text:p>39.5636820</text:p>
          </table:table-cell>
          <table:table-cell office:value-type="float" office:value="1589.241">
            <text:p>1589.241</text:p>
          </table:table-cell>
        </table:table-row>
        <table:table-row table:style-name="ro1">
          <table:table-cell office:value-type="string">
            <text:p>MD_M08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306388">
            <text:p>22.7306388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4683828000075">
            <text:p>39.4683828</text:p>
          </table:table-cell>
          <table:table-cell office:value-type="float" office:value="1589.137">
            <text:p>1589.137</text:p>
          </table:table-cell>
        </table:table-row>
        <table:table-row table:style-name="ro1">
          <table:table-cell office:value-type="string">
            <text:p>MD_M09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660448000006">
            <text:p>22.7660448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2564759999834">
            <text:p>39.2564760</text:p>
          </table:table-cell>
          <table:table-cell office:value-type="float" office:value="1589.254">
            <text:p>1589.254</text:p>
          </table:table-cell>
        </table:table-row>
        <table:table-row table:style-name="ro1">
          <table:table-cell office:value-type="string">
            <text:p>MD_M1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712071999929">
            <text:p>22.7712072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49956000154">
            <text:p>39.1549956</text:p>
          </table:table-cell>
          <table:table-cell office:value-type="float" office:value="1589.143">
            <text:p>1589.143</text:p>
          </table:table-cell>
        </table:table-row>
        <table:table-row table:style-name="ro1">
          <table:table-cell office:value-type="string">
            <text:p>MD_M1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584775999884">
            <text:p>22.758477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939848799979">
            <text:p>38.9398488</text:p>
          </table:table-cell>
          <table:table-cell office:value-type="float" office:value="1589.246">
            <text:p>1589.246</text:p>
          </table:table-cell>
        </table:table-row>
        <table:table-row table:style-name="ro1">
          <table:table-cell office:value-type="string">
            <text:p>MD_M1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409708000107">
            <text:p>22.7409708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8409172000172">
            <text:p>38.8409172</text:p>
          </table:table-cell>
          <table:table-cell office:value-type="float" office:value="1589.144">
            <text:p>1589.144</text:p>
          </table:table-cell>
        </table:table-row>
        <table:table-row table:style-name="ro1">
          <table:table-cell office:value-type="string">
            <text:p>MD_M1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6795296000046">
            <text:p>22.679529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6398680000218">
            <text:p>38.6398680</text:p>
          </table:table-cell>
          <table:table-cell office:value-type="float" office:value="1589.248">
            <text:p>1589.248</text:p>
          </table:table-cell>
        </table:table-row>
        <table:table-row table:style-name="ro1">
          <table:table-cell office:value-type="string">
            <text:p>MD_M1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6409088000065">
            <text:p>22.6409088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550922799991">
            <text:p>38.5509228</text:p>
          </table:table-cell>
          <table:table-cell office:value-type="float" office:value="1589.151">
            <text:p>1589.1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XF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1.925577999998">
            <text:p>21.925578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340544000093">
            <text:p>39.1340544</text:p>
          </table:table-cell>
          <table:table-cell office:value-type="float" office:value="1589.246">
            <text:p>1589.246</text:p>
          </table:table-cell>
        </table:table-row>
        <table:table-row table:style-name="ro1">
          <table:table-cell office:value-type="string">
            <text:p>ELS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9162248000044">
            <text:p>19.9162248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9692891999896">
            <text:p>45.9692892</text:p>
          </table:table-cell>
          <table:table-cell office:value-type="float" office:value="1397.554">
            <text:p>1397.554</text:p>
          </table:table-cell>
        </table:table-row>
        <table:table-row table:style-name="ro1">
          <table:table-cell office:value-type="string">
            <text:p>CLF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8.904159199991">
            <text:p>48.9041592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31.4370539999891">
            <text:p>31.4370540</text:p>
          </table:table-cell>
          <table:table-cell office:value-type="float" office:value="1370.042">
            <text:p>1370.042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Sheet1.A1:Sheet1.A10485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7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8T17:56:19</dc:date>
    <dc:creator>Stan Thomas</dc:creator>
    <meta:generator>OpenOffice.org/3.2$Unix OpenOffice.org_project/320m12$Build-9483</meta:generator>
    <meta:editing-duration>PT00H40M11S</meta:editing-duration>
    <meta:editing-cycles>1</meta:editing-cycles>
    <meta:document-statistic meta:table-count="1" meta:cell-count="328" meta:object-count="0"/>
  </office:meta>
</office:document-meta>
</file>